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4.8272in" svg:y="0.2614in" svg:width="11.8622in" svg:height="6.378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rute</text:p>
          </table:table-cell>
          <table:table-cell office:value-type="string" table:style-name="ce1">
            <text:p>Binary</text:p>
          </table:table-cell>
          <table:table-cell office:value-type="string" table:style-name="ce1">
            <text:p>Tri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 prefix</text:p>
          </table:table-cell>
          <table:table-cell office:value-type="float" office:value="1.2662699999999999E-3" table:style-name="ce2">
            <text:p>1.2663E-03</text:p>
          </table:table-cell>
          <table:table-cell office:value-type="float" office:value="2.1896799999999998E-3" table:style-name="ce2">
            <text:p>2.1897E-03</text:p>
          </table:table-cell>
          <table:table-cell office:value-type="float" office:value="4.9695999999999998E-6" table:style-name="ce2">
            <text:p>4.9696E-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_4<text:s text:c="11"/></text:p>
          </table:table-cell>
          <table:table-cell office:value-type="float" office:value="7.59255E-3" table:style-name="ce2">
            <text:p>7.5926E-03</text:p>
          </table:table-cell>
          <table:table-cell office:value-type="float" office:value="3.8429000000000001E-6" table:style-name="ce2">
            <text:p>3.8429E-06</text:p>
          </table:table-cell>
          <table:table-cell office:value-type="float" office:value="1.13832E-4" table:style-name="ce2">
            <text:p>1.1383E-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_4<text:s text:c="12"/></text:p>
          </table:table-cell>
          <table:table-cell office:value-type="float" office:value="7.5991100000000001E-3" table:style-name="ce2">
            <text:p>7.5991E-03</text:p>
          </table:table-cell>
          <table:table-cell office:value-type="float" office:value="4.9698199999999998E-5" table:style-name="ce2">
            <text:p>4.9698E-05</text:p>
          </table:table-cell>
          <table:table-cell office:value-type="float" office:value="1.02296E-2" table:style-name="ce2">
            <text:p>1.0230E-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_7<text:s text:c="12"/></text:p>
          </table:table-cell>
          <table:table-cell office:value-type="float" office:value="7.5720600000000002E-3" table:style-name="ce2">
            <text:p>7.5721E-03</text:p>
          </table:table-cell>
          <table:table-cell office:value-type="float" office:value="4.7108499999999998E-5" table:style-name="ce2">
            <text:p>4.7109E-05</text:p>
          </table:table-cell>
          <table:table-cell office:value-type="float" office:value="9.2317500000000004E-3" table:style-name="ce2">
            <text:p>9.2318E-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tarealword_7</text:p>
          </table:table-cell>
          <table:table-cell office:value-type="float" office:value="6.7422000000000003E-3" table:style-name="ce2">
            <text:p>6.7422E-03</text:p>
          </table:table-cell>
          <table:table-cell office:value-type="float" office:value="3.9964999999999998E-6" table:style-name="ce2">
            <text:p>3.9965E-06</text:p>
          </table:table-cell>
          <table:table-cell office:value-type="float" office:value="9.6440000000000003E-7" table:style-name="ce2">
            <text:p>9.6440E-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tarealword_1</text:p>
          </table:table-cell>
          <table:table-cell office:value-type="float" office:value="6.7262099999999998E-3" table:style-name="ce2">
            <text:p>6.7262E-03</text:p>
          </table:table-cell>
          <table:table-cell office:value-type="float" office:value="4.5956999999999999E-6" table:style-name="ce2">
            <text:p>4.5957E-06</text:p>
          </table:table-cell>
          <table:table-cell office:value-type="float" office:value="1.909E-7" table:style-name="ce2">
            <text:p>1.9090E-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_7<text:s text:c="11"/></text:p>
          </table:table-cell>
          <table:table-cell office:value-type="float" office:value="7.5054900000000001E-3" table:style-name="ce2">
            <text:p>7.5055E-03</text:p>
          </table:table-cell>
          <table:table-cell office:value-type="float" office:value="6.0158000000000001E-6" table:style-name="ce2">
            <text:p>6.0158E-06</text:p>
          </table:table-cell>
          <table:table-cell office:value-type="float" office:value="1.2558599999999999E-4" table:style-name="ce2">
            <text:p>1.2559E-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tarealword_4</text:p>
          </table:table-cell>
          <table:table-cell office:value-type="float" office:value="6.84346E-3" table:style-name="ce2">
            <text:p>6.8435E-03</text:p>
          </table:table-cell>
          <table:table-cell office:value-type="float" office:value="3.3838000000000001E-6" table:style-name="ce2">
            <text:p>3.3838E-06</text:p>
          </table:table-cell>
          <table:table-cell office:value-type="float" office:value="2.9159999999999999E-7" table:style-name="ce2">
            <text:p>2.9160E-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tarealword<text:s text:c="3"/></text:p>
          </table:table-cell>
          <table:table-cell office:value-type="float" office:value="3.7017399999999998E-3" table:style-name="ce2">
            <text:p>3.7017E-03</text:p>
          </table:table-cell>
          <table:table-cell office:value-type="float" office:value="4.0805000000000001E-6" table:style-name="ce2">
            <text:p>4.0805E-06</text:p>
          </table:table-cell>
          <table:table-cell office:value-type="float" office:value="1.455E-6" table:style-name="ce2">
            <text:p>1.4550E-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ombu<text:s text:c="9"/></text:p>
          </table:table-cell>
          <table:table-cell office:value-type="float" office:value="3.9553799999999997E-3" table:style-name="ce2">
            <text:p>3.9554E-03</text:p>
          </table:table-cell>
          <table:table-cell office:value-type="float" office:value="6.4894000000000001E-6" table:style-name="ce2">
            <text:p>6.4894E-06</text:p>
          </table:table-cell>
          <table:table-cell office:value-type="float" office:value="1.8363000000000001E-6" table:style-name="ce2">
            <text:p>1.8363E-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<text:s text:c="14"/></text:p>
          </table:table-cell>
          <table:table-cell office:value-type="float" office:value="1.2434200000000001E-3" table:style-name="ce2">
            <text:p>1.2434E-03</text:p>
          </table:table-cell>
          <table:table-cell office:value-type="float" office:value="4.2493999999999997E-5" table:style-name="ce2">
            <text:p>4.2494E-05</text:p>
          </table:table-cell>
          <table:table-cell office:value-type="float" office:value="3.2860000000000002E-7" table:style-name="ce2">
            <text:p>3.2860E-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_1<text:s text:c="13"/></text:p>
          </table:table-cell>
          <table:table-cell office:value-type="float" office:value="8.7439800000000002E-3" table:style-name="ce2">
            <text:p>8.7440E-03</text:p>
          </table:table-cell>
          <table:table-cell office:value-type="float" office:value="5.4835600000000002E-3" table:style-name="ce2">
            <text:p>5.4836E-03</text:p>
          </table:table-cell>
          <table:table-cell office:value-type="float" office:value="0.58459300000000003" table:style-name="ce2">
            <text:p>5.8459E-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_4<text:s text:c="13"/></text:p>
          </table:table-cell>
          <table:table-cell office:value-type="float" office:value="9.0672700000000005E-3" table:style-name="ce2">
            <text:p>9.0673E-03</text:p>
          </table:table-cell>
          <table:table-cell office:value-type="float" office:value="5.4920200000000002E-3" table:style-name="ce2">
            <text:p>5.4920E-03</text:p>
          </table:table-cell>
          <table:table-cell office:value-type="float" office:value="0.58809699999999998" table:style-name="ce2">
            <text:p>5.8810E-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_7<text:s text:c="13"/></text:p>
          </table:table-cell>
          <table:table-cell office:value-type="float" office:value="8.7382899999999993E-3" table:style-name="ce2">
            <text:p>8.7383E-03</text:p>
          </table:table-cell>
          <table:table-cell office:value-type="float" office:value="5.5917900000000001E-3" table:style-name="ce2">
            <text:p>5.5918E-03</text:p>
          </table:table-cell>
          <table:table-cell office:value-type="float" office:value="0.57303400000000004" table:style-name="ce2">
            <text:p>5.7303E-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ombu_7<text:s text:c="7"/></text:p>
          </table:table-cell>
          <table:table-cell office:value-type="float" office:value="8.6717099999999991E-3" table:style-name="ce2">
            <text:p>8.6717E-03</text:p>
          </table:table-cell>
          <table:table-cell office:value-type="float" office:value="2.6834999999999998E-6" table:style-name="ce2">
            <text:p>2.6835E-06</text:p>
          </table:table-cell>
          <table:table-cell office:value-type="float" office:value="9.6740000000000005E-7" table:style-name="ce2">
            <text:p>9.6740E-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_1<text:s text:c="12"/></text:p>
          </table:table-cell>
          <table:table-cell office:value-type="float" office:value="7.6597899999999997E-3" table:style-name="ce2">
            <text:p>7.6598E-03</text:p>
          </table:table-cell>
          <table:table-cell office:value-type="float" office:value="5.4182299999999998E-5" table:style-name="ce2">
            <text:p>5.4182E-05</text:p>
          </table:table-cell>
          <table:table-cell office:value-type="float" office:value="9.5990699999999995E-3" table:style-name="ce2">
            <text:p>9.5991E-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<text:s text:c="13"/></text:p>
          </table:table-cell>
          <table:table-cell office:value-type="float" office:value="1.3196900000000001E-3" table:style-name="ce2">
            <text:p>1.3197E-03</text:p>
          </table:table-cell>
          <table:table-cell office:value-type="float" office:value="4.5696000000000003E-6" table:style-name="ce2">
            <text:p>4.5696E-06</text:p>
          </table:table-cell>
          <table:table-cell office:value-type="float" office:value="3.9050000000000001E-7" table:style-name="ce2">
            <text:p>3.9050E-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ombu_4<text:s text:c="7"/></text:p>
          </table:table-cell>
          <table:table-cell office:value-type="float" office:value="8.4076900000000006E-3" table:style-name="ce2">
            <text:p>8.4077E-03</text:p>
          </table:table-cell>
          <table:table-cell office:value-type="float" office:value="2.8074999999999998E-6" table:style-name="ce2">
            <text:p>2.8075E-06</text:p>
          </table:table-cell>
          <table:table-cell office:value-type="float" office:value="1.7607999999999999E-6" table:style-name="ce2">
            <text:p>1.7608E-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_1<text:s text:c="11"/></text:p>
          </table:table-cell>
          <table:table-cell office:value-type="float" office:value="7.5721199999999999E-3" table:style-name="ce2">
            <text:p>7.5721E-03</text:p>
          </table:table-cell>
          <table:table-cell office:value-type="float" office:value="3.5080999999999999E-6" table:style-name="ce2">
            <text:p>3.5081E-06</text:p>
          </table:table-cell>
          <table:table-cell office:value-type="float" office:value="1.3520700000000001E-4" table:style-name="ce2">
            <text:p>1.3521E-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ombu_1<text:s text:c="7"/></text:p>
          </table:table-cell>
          <table:table-cell office:value-type="float" office:value="8.5062699999999998E-3" table:style-name="ce2">
            <text:p>8.5063E-03</text:p>
          </table:table-cell>
          <table:table-cell office:value-type="float" office:value="2.4439999999999998E-6" table:style-name="ce2">
            <text:p>2.4440E-06</text:p>
          </table:table-cell>
          <table:table-cell office:value-type="float" office:value="4.2765999999999998E-6" table:style-name="ce2">
            <text:p>4.2766E-06</text:p>
          </table:table-cell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scientific-number number:decimal-places="4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Colin</meta:initial-creator>
    <dc:creator>Colin</dc:creator>
    <meta:creation-date>2020-11-03T17:55:54Z</meta:creation-date>
    <dc:date>2020-11-12T01:05:47Z</dc:date>
    <meta:editing-cycles>2</meta:editing-cycles>
    <meta:editing-duration>PT796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4" number:min-integer-digits="1" number:min-exponent-digits="2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99" chart:overlap="0" chart:link-data-style-to-source="true" chart:visible="true" chart:logarithmic="false" chart:maximum="0.0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59.2663779527559pt" svg:width="854.0783464566928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3:.$A$22"/>
          </chart:axis>
          <chart:series chart:label-cell-address="Sheet1.$B$2" chart:values-cell-range-address="Sheet1.$B$3:.$B$22" chart:class="chart:line" chart:attached-axis="primary-y" chart:style-name="G0S0">
            <chart:data-point chart:repeated="20"/>
          </chart:series>
          <chart:series chart:label-cell-address="Sheet1.$C$2" chart:values-cell-range-address="Sheet1.$C$3:.$C$22" chart:class="chart:line" chart:attached-axis="primary-y" chart:style-name="G0S1">
            <chart:data-point chart:repeated="20"/>
          </chart:series>
          <chart:series chart:label-cell-address="Sheet1.$D$2" chart:values-cell-range-address="Sheet1.$D$3:.$D$22" chart:class="chart:line" chart:attached-axis="primary-y" chart:style-name="G0S2"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